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fo:font-size="18pt" fo:language="ro" fo:country="RO" fo:font-style="italic" officeooo:rsid="0004ea56" officeooo:paragraph-rsid="0004ea56" style:font-size-asian="15.75pt" style:font-style-asian="italic" style:font-size-complex="18pt" style:font-style-complex="italic"/>
    </style:style>
    <style:style style:name="P2"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fo:font-size="18pt" fo:language="ro" fo:country="RO" officeooo:rsid="0004ea56" officeooo:paragraph-rsid="0004ea56" style:font-size-asian="15.75pt" style:font-size-complex="18pt"/>
    </style:style>
    <style:style style:name="P3" style:family="paragraph" style:parent-style-name="Standard">
      <style:paragraph-properties fo:margin-left="0cm" fo:margin-right="0cm" fo:margin-top="0cm" fo:margin-bottom="0.3cm" style:contextual-spacing="false" fo:text-align="end" style:justify-single-word="false" fo:text-indent="0.499cm" style:auto-text-indent="false"/>
      <style:text-properties fo:font-size="18pt" fo:language="ro" fo:country="RO" officeooo:rsid="0004ea56" officeooo:paragraph-rsid="0004ea56" style:font-size-asian="15.75pt" style:font-size-complex="18pt"/>
    </style:style>
    <style:style style:name="P4" style:family="paragraph" style:parent-style-name="Standard">
      <style:paragraph-properties fo:margin-left="0cm" fo:margin-right="0cm" fo:margin-top="0cm" fo:margin-bottom="0.3cm" style:contextual-spacing="false" fo:text-align="end" style:justify-single-word="false" fo:text-indent="0.499cm" style:auto-text-indent="false"/>
      <style:text-properties fo:font-size="18pt" fo:language="ro" fo:country="RO" officeooo:rsid="0004ea56" officeooo:paragraph-rsid="0004ea56" style:font-size-asian="18pt" style:font-size-complex="18pt"/>
    </style:style>
    <style:style style:name="P5" style:family="paragraph" style:parent-style-name="Standard">
      <style:paragraph-properties fo:margin-left="0cm" fo:margin-right="0cm" fo:margin-top="0cm" fo:margin-bottom="0.3cm" style:contextual-spacing="false" fo:text-align="end" style:justify-single-word="false" fo:text-indent="0.499cm" style:auto-text-indent="false"/>
      <style:text-properties fo:font-size="14pt" fo:language="ro" fo:country="RO" officeooo:rsid="0004ea56" officeooo:paragraph-rsid="0004ea56" style:font-size-asian="14pt" style:font-size-complex="14pt"/>
    </style:style>
    <style:style style:name="P6"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fo:font-size="14pt" fo:language="ro" fo:country="RO" officeooo:rsid="0004ea56" officeooo:paragraph-rsid="0004ea56" style:font-size-asian="12.25pt" style:font-size-complex="14pt"/>
    </style:style>
    <style:style style:name="P7" style:family="paragraph" style:parent-style-name="Standard">
      <style:paragraph-properties fo:margin-left="0cm" fo:margin-right="0cm" fo:margin-top="0cm" fo:margin-bottom="0.3cm" style:contextual-spacing="false" fo:text-align="end" style:justify-single-word="false" fo:text-indent="0.499cm" style:auto-text-indent="false"/>
      <style:text-properties fo:font-size="14pt" fo:language="ro" fo:country="RO" officeooo:rsid="0004ea56" officeooo:paragraph-rsid="0004ea56" style:font-size-asian="12.25pt" style:font-size-complex="14pt"/>
    </style:style>
    <style:style style:name="P8" style:family="paragraph" style:parent-style-name="Standard">
      <style:paragraph-properties fo:margin-left="0cm" fo:margin-right="0cm" fo:margin-top="0cm" fo:margin-bottom="0.3cm" style:contextual-spacing="false" fo:text-align="end" style:justify-single-word="false" fo:text-indent="0.499cm" style:auto-text-indent="false"/>
      <style:text-properties fo:font-size="14pt" fo:language="ro" fo:country="RO" officeooo:rsid="00063199" officeooo:paragraph-rsid="00063199" style:font-size-asian="12.25pt" style:font-size-complex="14pt"/>
    </style:style>
    <style:style style:name="P9"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fo:font-size="14pt" fo:language="ro" fo:country="RO" fo:font-weight="normal" officeooo:rsid="0004ea56" officeooo:paragraph-rsid="0004ea56" style:font-size-asian="12.25pt" style:font-weight-asian="normal" style:font-size-complex="14pt" style:font-weight-complex="normal"/>
    </style:style>
    <style:style style:name="P10"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fo:font-size="14pt" fo:language="ro" fo:country="RO" fo:font-weight="normal" officeooo:rsid="000c1d36" officeooo:paragraph-rsid="000c1d36" style:font-size-asian="12.25pt" style:font-weight-asian="normal" style:font-size-complex="14pt" style:font-weight-complex="normal"/>
    </style:style>
    <style:style style:name="P11"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fo:font-size="14pt" fo:language="ro" fo:country="RO" fo:font-weight="normal" officeooo:rsid="00092b16" officeooo:paragraph-rsid="0007edf7" style:font-size-asian="12.25pt" style:font-weight-asian="normal" style:font-size-complex="14pt" style:font-weight-complex="normal"/>
    </style:style>
    <style:style style:name="P12"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fo:font-size="14pt" fo:language="ro" fo:country="RO" fo:font-weight="normal" officeooo:rsid="000acde7" officeooo:paragraph-rsid="000acde7" style:font-size-asian="12.25pt" style:font-weight-asian="normal" style:font-size-complex="14pt" style:font-weight-complex="normal"/>
    </style:style>
    <style:style style:name="P13"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fo:font-size="14pt" fo:language="ro" fo:country="RO" fo:font-weight="normal" officeooo:rsid="000b10df" officeooo:paragraph-rsid="000b10df" style:font-size-asian="12.25pt" style:font-weight-asian="normal" style:font-size-complex="14pt" style:font-weight-complex="normal"/>
    </style:style>
    <style:style style:name="P14" style:family="paragraph" style:parent-style-name="Standard">
      <style:paragraph-properties fo:margin-left="0cm" fo:margin-right="0cm" fo:margin-top="0cm" fo:margin-bottom="0.3cm" style:contextual-spacing="false" fo:text-align="center" style:justify-single-word="false" fo:text-indent="0.499cm" style:auto-text-indent="false"/>
      <style:text-properties fo:font-size="32pt" fo:language="ro" fo:country="RO" officeooo:rsid="0004ea56" officeooo:paragraph-rsid="0004ea56" style:font-size-asian="32pt" style:font-size-complex="32pt"/>
    </style:style>
    <style:style style:name="P15"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fo:font-size="16pt" fo:language="ro" fo:country="RO" fo:font-weight="bold" officeooo:rsid="000b10df" officeooo:paragraph-rsid="000b10df" style:font-size-asian="16pt" style:font-weight-asian="bold" style:font-size-complex="16pt" style:font-weight-complex="bold"/>
    </style:style>
    <style:style style:name="P16"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officeooo:paragraph-rsid="00508209"/>
    </style:style>
    <style:style style:name="P17"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officeooo:paragraph-rsid="005c2826"/>
    </style:style>
    <style:style style:name="P18"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officeooo:paragraph-rsid="005f6e45"/>
    </style:style>
    <style:style style:name="P19"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officeooo:paragraph-rsid="0062ddd8"/>
    </style:style>
    <style:style style:name="P20" style:family="paragraph" style:parent-style-name="Standard">
      <style:paragraph-properties fo:margin-left="0cm" fo:margin-right="0cm" fo:margin-top="0cm" fo:margin-bottom="0.3cm" style:contextual-spacing="false" fo:text-align="start" style:justify-single-word="false" fo:text-indent="0.499cm" style:auto-text-indent="false"/>
      <style:text-properties fo:font-size="13pt" fo:language="ro" fo:country="RO" fo:font-weight="normal" officeooo:rsid="000b10df" officeooo:paragraph-rsid="000b10df" style:font-size-asian="13pt" style:font-weight-asian="normal" style:font-size-complex="13pt" style:font-weight-complex="normal"/>
    </style:style>
    <style:style style:name="P21"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fo:font-size="13pt" officeooo:paragraph-rsid="002ff59d" style:font-size-asian="13pt" style:font-size-complex="13pt"/>
    </style:style>
    <style:style style:name="P22"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fo:font-size="13pt" officeooo:paragraph-rsid="0045bc26" style:font-size-asian="13pt" style:font-size-complex="13pt"/>
    </style:style>
    <style:style style:name="P23"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fo:font-size="13pt" officeooo:paragraph-rsid="00493121" style:font-size-asian="13pt" style:font-size-complex="13pt"/>
    </style:style>
    <style:style style:name="P24"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fo:font-size="13pt" officeooo:paragraph-rsid="004a4c67" style:font-size-asian="13pt" style:font-size-complex="13pt"/>
    </style:style>
    <style:style style:name="P25"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fo:font-size="13pt" officeooo:rsid="0051dd0e" officeooo:paragraph-rsid="0051dd0e" style:font-size-asian="13pt" style:font-size-complex="13pt"/>
    </style:style>
    <style:style style:name="P26"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fo:font-size="13pt" officeooo:rsid="0085e529" officeooo:paragraph-rsid="0085e529" style:font-size-asian="13pt" style:font-size-complex="13pt"/>
    </style:style>
    <style:style style:name="P27"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officeooo:rsid="006deb77" officeooo:paragraph-rsid="006deb77"/>
    </style:style>
    <style:style style:name="P28"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officeooo:rsid="0076e210" officeooo:paragraph-rsid="0076e210"/>
    </style:style>
    <style:style style:name="P29" style:family="paragraph" style:parent-style-name="Standard">
      <style:paragraph-properties fo:margin-left="0cm" fo:margin-right="0cm" fo:margin-top="0cm" fo:margin-bottom="0.3cm" style:contextual-spacing="false" fo:text-align="justify" style:justify-single-word="false" fo:text-indent="0.499cm" style:auto-text-indent="false"/>
      <style:text-properties officeooo:rsid="0079949a" officeooo:paragraph-rsid="0079949a"/>
    </style:style>
    <style:style style:name="P30"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fo:font-size="16pt" fo:language="ro" fo:country="RO" fo:font-weight="bold" officeooo:rsid="000b10df" officeooo:paragraph-rsid="000b10df" style:font-size-asian="16pt" style:font-weight-asian="bold" style:font-size-complex="16pt" style:font-weight-complex="bold"/>
    </style:style>
    <style:style style:name="P31"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fo:font-size="16pt" fo:language="ro" fo:country="RO" officeooo:rsid="0004ea56" officeooo:paragraph-rsid="0004ea56" style:font-size-asian="16pt" style:font-size-complex="16pt"/>
    </style:style>
    <style:style style:name="P32"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officeooo:paragraph-rsid="00076858"/>
    </style:style>
    <style:style style:name="P33"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fo:font-size="16pt" fo:font-weight="bold" officeooo:rsid="000acde7" officeooo:paragraph-rsid="000acde7" style:font-size-asian="16pt" style:font-weight-asian="bold" style:font-size-complex="16pt" style:font-weight-complex="bold"/>
    </style:style>
    <style:style style:name="P34"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fo:font-size="16pt" fo:language="ro" fo:country="RO" fo:font-weight="bold" officeooo:rsid="000b10df" officeooo:paragraph-rsid="000b10df" style:font-size-asian="16pt" style:font-weight-asian="bold" style:font-size-complex="16pt" style:font-weight-complex="bold"/>
    </style:style>
    <style:style style:name="P35"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cm" style:auto-text-indent="false" style:page-number="auto" fo:background-color="transparent"/>
      <style:text-properties fo:font-size="16pt" fo:language="ro" fo:country="RO" fo:font-weight="bold" officeooo:rsid="000b10df" officeooo:paragraph-rsid="000b10df" style:font-size-asian="16pt" style:font-weight-asian="bold" style:font-size-complex="16pt" style:font-weight-complex="bold"/>
    </style:style>
    <style:style style:name="P36"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101cm" style:auto-text-indent="false" style:page-number="auto" fo:background-color="transparent"/>
      <style:text-properties fo:font-size="16pt" fo:language="ro" fo:country="RO" fo:font-weight="bold" officeooo:rsid="000b10df" officeooo:paragraph-rsid="000b10df" style:font-size-asian="16pt" style:font-weight-asian="bold" style:font-size-complex="16pt" style:font-weight-complex="bold"/>
    </style:style>
    <style:style style:name="P37" style:family="paragraph" style:parent-style-name="Standard" style:master-page-name="">
      <loext:graphic-properties draw:fill="none"/>
      <style:paragraph-properties fo:margin-left="0cm" fo:margin-right="0cm" fo:margin-top="0cm" fo:margin-bottom="0.3cm" style:contextual-spacing="false" fo:text-align="justify" style:justify-single-word="false" fo:text-indent="0.101cm" style:auto-text-indent="false" style:page-number="auto" fo:background-color="transparent"/>
      <style:text-properties officeooo:paragraph-rsid="00342997"/>
    </style:style>
    <style:style style:name="P38" style:family="paragraph" style:parent-style-name="Standard" style:master-page-name="">
      <loext:graphic-properties draw:fill="none"/>
      <style:paragraph-properties fo:margin-left="0cm" fo:margin-right="0cm" fo:margin-top="0cm" fo:margin-bottom="0.3cm" style:contextual-spacing="false" fo:text-align="start" style:justify-single-word="false" fo:text-indent="0.101cm" style:auto-text-indent="false" style:page-number="auto" fo:background-color="transparent"/>
      <style:text-properties fo:font-size="13pt" fo:language="ro" fo:country="RO" fo:font-weight="normal" officeooo:rsid="00305703" officeooo:paragraph-rsid="00305703" style:font-size-asian="13pt" style:font-weight-asian="normal" style:font-size-complex="13pt" style:font-weight-complex="normal"/>
    </style:style>
    <style:style style:name="T1" style:family="text">
      <style:text-properties fo:language="ro" fo:country="RO"/>
    </style:style>
    <style:style style:name="T2" style:family="text">
      <style:text-properties fo:language="ro" fo:country="RO" officeooo:rsid="00092b16"/>
    </style:style>
    <style:style style:name="T3" style:family="text">
      <style:text-properties fo:language="ro" fo:country="RO" fo:font-weight="normal" style:font-weight-asian="normal" style:font-weight-complex="normal"/>
    </style:style>
    <style:style style:name="T4" style:family="text">
      <style:text-properties fo:language="ro" fo:country="RO" fo:font-weight="normal" officeooo:rsid="0010f574" style:font-weight-asian="normal" style:font-weight-complex="normal"/>
    </style:style>
    <style:style style:name="T5" style:family="text">
      <style:text-properties fo:language="ro" fo:country="RO" fo:font-weight="normal" officeooo:rsid="00119636" style:font-weight-asian="normal" style:font-weight-complex="normal"/>
    </style:style>
    <style:style style:name="T6" style:family="text">
      <style:text-properties fo:language="ro" fo:country="RO" fo:font-weight="normal" officeooo:rsid="002c2467" style:font-weight-asian="normal" style:font-weight-complex="normal"/>
    </style:style>
    <style:style style:name="T7" style:family="text">
      <style:text-properties fo:language="ro" fo:country="RO" fo:font-weight="normal" officeooo:rsid="00135415" style:font-weight-asian="normal" style:font-weight-complex="normal"/>
    </style:style>
    <style:style style:name="T8" style:family="text">
      <style:text-properties fo:language="ro" fo:country="RO" fo:font-weight="normal" officeooo:rsid="001503f2" style:font-weight-asian="normal" style:font-weight-complex="normal"/>
    </style:style>
    <style:style style:name="T9" style:family="text">
      <style:text-properties fo:language="ro" fo:country="RO" fo:font-weight="normal" officeooo:rsid="001d4183" style:font-weight-asian="normal" style:font-weight-complex="normal"/>
    </style:style>
    <style:style style:name="T10" style:family="text">
      <style:text-properties fo:language="ro" fo:country="RO" fo:font-weight="normal" officeooo:rsid="0035634d" style:font-weight-asian="normal" style:font-weight-complex="normal"/>
    </style:style>
    <style:style style:name="T11" style:family="text">
      <style:text-properties fo:language="ro" fo:country="RO" fo:font-weight="normal" officeooo:rsid="00370e49" style:font-weight-asian="normal" style:font-weight-complex="normal"/>
    </style:style>
    <style:style style:name="T12" style:family="text">
      <style:text-properties fo:language="ro" fo:country="RO" fo:font-weight="normal" officeooo:rsid="0038da1c" style:font-weight-asian="normal" style:font-weight-complex="normal"/>
    </style:style>
    <style:style style:name="T13" style:family="text">
      <style:text-properties fo:language="ro" fo:country="RO" fo:font-weight="normal" officeooo:rsid="0039096c" style:font-weight-asian="normal" style:font-weight-complex="normal"/>
    </style:style>
    <style:style style:name="T14" style:family="text">
      <style:text-properties fo:language="ro" fo:country="RO" fo:font-weight="normal" officeooo:rsid="003ac364" style:font-weight-asian="normal" style:font-weight-complex="normal"/>
    </style:style>
    <style:style style:name="T15" style:family="text">
      <style:text-properties fo:language="ro" fo:country="RO" fo:font-weight="normal" officeooo:rsid="003d21d5" style:font-weight-asian="normal" style:font-weight-complex="normal"/>
    </style:style>
    <style:style style:name="T16" style:family="text">
      <style:text-properties fo:language="ro" fo:country="RO" fo:font-weight="normal" officeooo:rsid="003df464" style:font-weight-asian="normal" style:font-weight-complex="normal"/>
    </style:style>
    <style:style style:name="T17" style:family="text">
      <style:text-properties fo:language="ro" fo:country="RO" fo:font-weight="normal" officeooo:rsid="0041dd23" style:font-weight-asian="normal" style:font-weight-complex="normal"/>
    </style:style>
    <style:style style:name="T18" style:family="text">
      <style:text-properties fo:language="ro" fo:country="RO" fo:font-weight="normal" officeooo:rsid="0043d491" style:font-weight-asian="normal" style:font-weight-complex="normal"/>
    </style:style>
    <style:style style:name="T19" style:family="text">
      <style:text-properties fo:language="ro" fo:country="RO" fo:font-weight="normal" officeooo:rsid="0045bc26" style:font-weight-asian="normal" style:font-weight-complex="normal"/>
    </style:style>
    <style:style style:name="T20" style:family="text">
      <style:text-properties fo:language="ro" fo:country="RO" fo:font-weight="normal" officeooo:rsid="00472805" style:font-weight-asian="normal" style:font-weight-complex="normal"/>
    </style:style>
    <style:style style:name="T21" style:family="text">
      <style:text-properties fo:language="ro" fo:country="RO" fo:font-weight="normal" officeooo:rsid="0047c466" style:font-weight-asian="normal" style:font-weight-complex="normal"/>
    </style:style>
    <style:style style:name="T22" style:family="text">
      <style:text-properties fo:language="ro" fo:country="RO" fo:font-weight="normal" officeooo:rsid="00493121" style:font-weight-asian="normal" style:font-weight-complex="normal"/>
    </style:style>
    <style:style style:name="T23" style:family="text">
      <style:text-properties fo:language="ro" fo:country="RO" fo:font-weight="normal" officeooo:rsid="004a20e1" style:font-weight-asian="normal" style:font-weight-complex="normal"/>
    </style:style>
    <style:style style:name="T24" style:family="text">
      <style:text-properties fo:language="ro" fo:country="RO" fo:font-weight="normal" officeooo:rsid="004a4c67" style:font-weight-asian="normal" style:font-weight-complex="normal"/>
    </style:style>
    <style:style style:name="T25" style:family="text">
      <style:text-properties fo:language="ro" fo:country="RO" fo:font-weight="normal" officeooo:rsid="004c37a3" style:font-weight-asian="normal" style:font-weight-complex="normal"/>
    </style:style>
    <style:style style:name="T26" style:family="text">
      <style:text-properties fo:language="ro" fo:country="RO" fo:font-weight="normal" officeooo:rsid="004cf0fd" style:font-weight-asian="normal" style:font-weight-complex="normal"/>
    </style:style>
    <style:style style:name="T27" style:family="text">
      <style:text-properties fo:language="ro" fo:country="RO" fo:font-weight="normal" officeooo:rsid="004e5b69" style:font-weight-asian="normal" style:font-weight-complex="normal"/>
    </style:style>
    <style:style style:name="T28" style:family="text">
      <style:text-properties fo:language="ro" fo:country="RO" fo:font-weight="normal" officeooo:rsid="00355dcd" style:font-weight-asian="normal" style:font-weight-complex="normal"/>
    </style:style>
    <style:style style:name="T29" style:family="text">
      <style:text-properties fo:language="ro" fo:country="RO" fo:font-weight="normal" officeooo:rsid="007c80c7" style:font-weight-asian="normal" style:font-weight-complex="normal"/>
    </style:style>
    <style:style style:name="T30" style:family="text">
      <style:text-properties fo:language="ro" fo:country="RO" fo:font-weight="normal" officeooo:rsid="007e5700" style:font-weight-asian="normal" style:font-weight-complex="normal"/>
    </style:style>
    <style:style style:name="T31" style:family="text">
      <style:text-properties fo:language="ro" fo:country="RO" fo:font-weight="normal" officeooo:rsid="00804d15" style:font-weight-asian="normal" style:font-weight-complex="normal"/>
    </style:style>
    <style:style style:name="T32" style:family="text">
      <style:text-properties fo:language="ro" fo:country="RO" style:text-underline-style="solid" style:text-underline-width="auto" style:text-underline-color="font-color" fo:font-weight="bold" officeooo:rsid="0057a7fc" style:font-weight-asian="bold" style:font-weight-complex="bold"/>
    </style:style>
    <style:style style:name="T33" style:family="text">
      <style:text-properties fo:language="ro" fo:country="RO" style:text-underline-style="none" fo:font-weight="normal" officeooo:rsid="00508209" style:font-weight-asian="normal" style:font-weight-complex="normal"/>
    </style:style>
    <style:style style:name="T34" style:family="text">
      <style:text-properties fo:language="ro" fo:country="RO" style:text-underline-style="none" fo:font-weight="normal" officeooo:rsid="0057a7fc" style:font-weight-asian="normal" style:font-weight-complex="normal"/>
    </style:style>
    <style:style style:name="T35" style:family="text">
      <style:text-properties fo:language="ro" fo:country="RO" style:text-underline-style="none" fo:font-weight="normal" officeooo:rsid="00588cf8" style:font-weight-asian="normal" style:font-weight-complex="normal"/>
    </style:style>
    <style:style style:name="T36" style:family="text">
      <style:text-properties fo:language="ro" fo:country="RO" style:text-underline-style="none" fo:font-weight="normal" officeooo:rsid="0058fb88" style:font-weight-asian="normal" style:font-weight-complex="normal"/>
    </style:style>
    <style:style style:name="T37" style:family="text">
      <style:text-properties fo:language="ro" fo:country="RO" style:text-underline-style="none" fo:font-weight="normal" officeooo:rsid="005a1a30" style:font-weight-asian="normal" style:font-weight-complex="normal"/>
    </style:style>
    <style:style style:name="T38" style:family="text">
      <style:text-properties fo:language="ro" fo:country="RO" style:text-underline-style="none" fo:font-weight="normal" officeooo:rsid="005a2469" style:font-weight-asian="normal" style:font-weight-complex="normal"/>
    </style:style>
    <style:style style:name="T39" style:family="text">
      <style:text-properties fo:font-size="16pt" fo:language="ro" fo:country="RO" fo:font-weight="bold" officeooo:rsid="00076858" style:font-size-asian="16pt" style:font-weight-asian="bold" style:font-size-complex="16pt" style:font-weight-complex="bold"/>
    </style:style>
    <style:style style:name="T40" style:family="text">
      <style:text-properties fo:font-size="16pt" fo:language="ro" fo:country="RO" fo:font-weight="bold" officeooo:rsid="0004ea56" style:font-size-asian="16pt" style:font-weight-asian="bold" style:font-size-complex="16pt" style:font-weight-complex="bold"/>
    </style:style>
    <style:style style:name="T41" style:family="text">
      <style:text-properties officeooo:rsid="00092b16"/>
    </style:style>
    <style:style style:name="T42" style:family="text">
      <style:text-properties officeooo:rsid="000d0bf5"/>
    </style:style>
    <style:style style:name="T43" style:family="text">
      <style:text-properties officeooo:rsid="001b36c0"/>
    </style:style>
    <style:style style:name="T44" style:family="text">
      <style:text-properties fo:font-weight="bold" style:font-weight-asian="bold" style:font-weight-complex="bold"/>
    </style:style>
    <style:style style:name="T45" style:family="text">
      <style:text-properties fo:font-weight="bold" officeooo:rsid="00062502" style:font-weight-asian="bold" style:font-weight-complex="bold"/>
    </style:style>
    <style:style style:name="T46" style:family="text">
      <style:text-properties fo:font-size="13pt" fo:language="ro" fo:country="RO" fo:font-weight="normal" style:font-size-asian="13pt" style:font-weight-asian="normal" style:font-size-complex="13pt" style:font-weight-complex="normal"/>
    </style:style>
    <style:style style:name="T47" style:family="text">
      <style:text-properties fo:font-size="13pt" fo:language="ro" fo:country="RO" fo:font-weight="normal" officeooo:rsid="004c37a3" style:font-size-asian="13pt" style:font-weight-asian="normal" style:font-size-complex="13pt" style:font-weight-complex="normal"/>
    </style:style>
    <style:style style:name="T48" style:family="text">
      <style:text-properties fo:font-size="13pt" fo:language="ro" fo:country="RO" fo:font-weight="normal" officeooo:rsid="0051bdf7" style:font-size-asian="13pt" style:font-weight-asian="normal" style:font-size-complex="13pt" style:font-weight-complex="normal"/>
    </style:style>
    <style:style style:name="T49" style:family="text">
      <style:text-properties fo:font-size="13pt" fo:language="ro" fo:country="RO" fo:font-weight="normal" officeooo:rsid="0078a2d2" style:font-size-asian="13pt" style:font-weight-asian="normal" style:font-size-complex="13pt" style:font-weight-complex="normal"/>
    </style:style>
    <style:style style:name="T50" style:family="text">
      <style:text-properties fo:font-size="13pt" fo:language="ro" fo:country="RO" fo:font-weight="normal" officeooo:rsid="007991ae" style:font-size-asian="13pt" style:font-weight-asian="normal" style:font-size-complex="13pt" style:font-weight-complex="normal"/>
    </style:style>
    <style:style style:name="T51" style:family="text">
      <style:text-properties fo:font-size="13pt" fo:language="ro" fo:country="RO" fo:font-weight="normal" officeooo:rsid="007b15ea" style:font-size-asian="13pt" style:font-weight-asian="normal" style:font-size-complex="13pt" style:font-weight-complex="normal"/>
    </style:style>
    <style:style style:name="T52" style:family="text">
      <style:text-properties fo:font-size="13pt" fo:language="ro" fo:country="RO" fo:font-weight="normal" officeooo:rsid="007b7d85" style:font-size-asian="13pt" style:font-weight-asian="normal" style:font-size-complex="13pt" style:font-weight-complex="normal"/>
    </style:style>
    <style:style style:name="T53" style:family="text">
      <style:text-properties fo:font-size="13pt" fo:language="ro" fo:country="RO" fo:font-weight="normal" officeooo:rsid="007bbbc8" style:font-size-asian="13pt" style:font-weight-asian="normal" style:font-size-complex="13pt" style:font-weight-complex="normal"/>
    </style:style>
    <style:style style:name="T54" style:family="text">
      <style:text-properties fo:font-size="13pt" fo:language="ro" fo:country="RO" fo:font-weight="normal" officeooo:rsid="002c2467" style:font-size-asian="13pt" style:font-weight-asian="normal" style:font-size-complex="13pt" style:font-weight-complex="normal"/>
    </style:style>
    <style:style style:name="T55" style:family="text">
      <style:text-properties fo:font-size="13pt" fo:language="ro" fo:country="RO" fo:font-weight="normal" officeooo:rsid="00342997" style:font-size-asian="13pt" style:font-weight-asian="normal" style:font-size-complex="13pt" style:font-weight-complex="normal"/>
    </style:style>
    <style:style style:name="T56" style:family="text">
      <style:text-properties fo:font-size="13pt" fo:language="ro" fo:country="RO" fo:font-weight="normal" officeooo:rsid="0082e16a" style:font-size-asian="13pt" style:font-weight-asian="normal" style:font-size-complex="13pt" style:font-weight-complex="normal"/>
    </style:style>
    <style:style style:name="T57" style:family="text">
      <style:text-properties fo:font-size="13pt" fo:language="ro" fo:country="RO" style:text-underline-style="solid" style:text-underline-width="auto" style:text-underline-color="font-color" fo:font-weight="bold" style:font-size-asian="13pt" style:font-weight-asian="bold" style:font-size-complex="13pt" style:font-weight-complex="bold"/>
    </style:style>
    <style:style style:name="T58" style:family="text">
      <style:text-properties fo:font-size="13pt" fo:language="ro" fo:country="RO" style:text-underline-style="solid" style:text-underline-width="auto" style:text-underline-color="font-color" fo:font-weight="bold" officeooo:rsid="0051bdf7" style:font-size-asian="13pt" style:font-weight-asian="bold" style:font-size-complex="13pt" style:font-weight-complex="bold"/>
    </style:style>
    <style:style style:name="T59" style:family="text">
      <style:text-properties fo:font-size="13pt" fo:language="ro" fo:country="RO" style:text-underline-style="solid" style:text-underline-width="auto" style:text-underline-color="font-color" fo:font-weight="bold" officeooo:rsid="00508209" style:font-size-asian="13pt" style:font-weight-asian="bold" style:font-size-complex="13pt" style:font-weight-complex="bold"/>
    </style:style>
    <style:style style:name="T60" style:family="text">
      <style:text-properties fo:font-size="13pt" fo:language="ro" fo:country="RO" style:text-underline-style="solid" style:text-underline-width="auto" style:text-underline-color="font-color" fo:font-weight="bold" officeooo:rsid="005c2826" style:font-size-asian="13pt" style:font-weight-asian="bold" style:font-size-complex="13pt" style:font-weight-complex="bold"/>
    </style:style>
    <style:style style:name="T61" style:family="text">
      <style:text-properties fo:font-size="13pt" fo:language="ro" fo:country="RO" style:text-underline-style="solid" style:text-underline-width="auto" style:text-underline-color="font-color" fo:font-weight="bold" officeooo:rsid="005f6e45" style:font-size-asian="13pt" style:font-weight-asian="bold" style:font-size-complex="13pt" style:font-weight-complex="bold"/>
    </style:style>
    <style:style style:name="T62" style:family="text">
      <style:text-properties fo:font-size="13pt" fo:language="ro" fo:country="RO" style:text-underline-style="solid" style:text-underline-width="auto" style:text-underline-color="font-color" fo:font-weight="bold" officeooo:rsid="0062ddd8" style:font-size-asian="13pt" style:font-weight-asian="bold" style:font-size-complex="13pt" style:font-weight-complex="bold"/>
    </style:style>
    <style:style style:name="T63" style:family="text">
      <style:text-properties fo:font-size="13pt" fo:language="ro" fo:country="RO" style:text-underline-style="solid" style:text-underline-width="auto" style:text-underline-color="font-color" fo:font-weight="bold" officeooo:rsid="006fc814" style:font-size-asian="13pt" style:font-weight-asian="bold" style:font-size-complex="13pt" style:font-weight-complex="bold"/>
    </style:style>
    <style:style style:name="T64" style:family="text">
      <style:text-properties fo:font-size="13pt" fo:language="ro" fo:country="RO" style:text-underline-style="none" fo:font-weight="normal" officeooo:rsid="00508209" style:font-size-asian="13pt" style:font-weight-asian="normal" style:font-size-complex="13pt" style:font-weight-complex="normal"/>
    </style:style>
    <style:style style:name="T65" style:family="text">
      <style:text-properties fo:font-size="13pt" fo:language="ro" fo:country="RO" style:text-underline-style="none" fo:font-weight="normal" officeooo:rsid="0051bdf7" style:font-size-asian="13pt" style:font-weight-asian="normal" style:font-size-complex="13pt" style:font-weight-complex="normal"/>
    </style:style>
    <style:style style:name="T66" style:family="text">
      <style:text-properties fo:font-size="13pt" fo:language="ro" fo:country="RO" style:text-underline-style="none" fo:font-weight="normal" officeooo:rsid="0051dd0e" style:font-size-asian="13pt" style:font-weight-asian="normal" style:font-size-complex="13pt" style:font-weight-complex="normal"/>
    </style:style>
    <style:style style:name="T67" style:family="text">
      <style:text-properties fo:font-size="13pt" fo:language="ro" fo:country="RO" style:text-underline-style="none" fo:font-weight="normal" officeooo:rsid="0053cd03" style:font-size-asian="13pt" style:font-weight-asian="normal" style:font-size-complex="13pt" style:font-weight-complex="normal"/>
    </style:style>
    <style:style style:name="T68" style:family="text">
      <style:text-properties fo:font-size="13pt" fo:language="ro" fo:country="RO" style:text-underline-style="none" fo:font-weight="normal" officeooo:rsid="00560311" style:font-size-asian="13pt" style:font-weight-asian="normal" style:font-size-complex="13pt" style:font-weight-complex="normal"/>
    </style:style>
    <style:style style:name="T69" style:family="text">
      <style:text-properties fo:font-size="13pt" fo:language="ro" fo:country="RO" style:text-underline-style="none" fo:font-weight="normal" officeooo:rsid="00588cf8" style:font-size-asian="13pt" style:font-weight-asian="normal" style:font-size-complex="13pt" style:font-weight-complex="normal"/>
    </style:style>
    <style:style style:name="T70" style:family="text">
      <style:text-properties fo:font-size="13pt" fo:language="ro" fo:country="RO" style:text-underline-style="none" fo:font-weight="normal" officeooo:rsid="005c2826" style:font-size-asian="13pt" style:font-weight-asian="normal" style:font-size-complex="13pt" style:font-weight-complex="normal"/>
    </style:style>
    <style:style style:name="T71" style:family="text">
      <style:text-properties fo:font-size="13pt" fo:language="ro" fo:country="RO" style:text-underline-style="none" fo:font-weight="normal" officeooo:rsid="005f6fff" style:font-size-asian="13pt" style:font-weight-asian="normal" style:font-size-complex="13pt" style:font-weight-complex="normal"/>
    </style:style>
    <style:style style:name="T72" style:family="text">
      <style:text-properties fo:font-size="13pt" fo:language="ro" fo:country="RO" style:text-underline-style="none" fo:font-weight="normal" officeooo:rsid="005f95f8" style:font-size-asian="13pt" style:font-weight-asian="normal" style:font-size-complex="13pt" style:font-weight-complex="normal"/>
    </style:style>
    <style:style style:name="T73" style:family="text">
      <style:text-properties fo:font-size="13pt" fo:language="ro" fo:country="RO" style:text-underline-style="none" fo:font-weight="normal" officeooo:rsid="005fac70" style:font-size-asian="13pt" style:font-weight-asian="normal" style:font-size-complex="13pt" style:font-weight-complex="normal"/>
    </style:style>
    <style:style style:name="T74" style:family="text">
      <style:text-properties fo:font-size="13pt" fo:language="ro" fo:country="RO" style:text-underline-style="none" fo:font-weight="normal" officeooo:rsid="0061258c" style:font-size-asian="13pt" style:font-weight-asian="normal" style:font-size-complex="13pt" style:font-weight-complex="normal"/>
    </style:style>
    <style:style style:name="T75" style:family="text">
      <style:text-properties fo:font-size="13pt" fo:language="ro" fo:country="RO" style:text-underline-style="none" fo:font-weight="normal" officeooo:rsid="005f6e45" style:font-size-asian="13pt" style:font-weight-asian="normal" style:font-size-complex="13pt" style:font-weight-complex="normal"/>
    </style:style>
    <style:style style:name="T76" style:family="text">
      <style:text-properties fo:font-size="13pt" fo:language="ro" fo:country="RO" style:text-underline-style="none" fo:font-weight="normal" officeooo:rsid="00633b4b" style:font-size-asian="13pt" style:font-weight-asian="normal" style:font-size-complex="13pt" style:font-weight-complex="normal"/>
    </style:style>
    <style:style style:name="T77" style:family="text">
      <style:text-properties fo:font-size="13pt" fo:language="ro" fo:country="RO" style:text-underline-style="none" fo:font-weight="normal" officeooo:rsid="00664d1b" style:font-size-asian="13pt" style:font-weight-asian="normal" style:font-size-complex="13pt" style:font-weight-complex="normal"/>
    </style:style>
    <style:style style:name="T78" style:family="text">
      <style:text-properties fo:font-size="13pt" fo:language="ro" fo:country="RO" style:text-underline-style="none" fo:font-weight="normal" officeooo:rsid="00679600" style:font-size-asian="13pt" style:font-weight-asian="normal" style:font-size-complex="13pt" style:font-weight-complex="normal"/>
    </style:style>
    <style:style style:name="T79" style:family="text">
      <style:text-properties fo:font-size="13pt" fo:language="ro" fo:country="RO" style:text-underline-style="none" fo:font-weight="normal" officeooo:rsid="0067f794" style:font-size-asian="13pt" style:font-weight-asian="normal" style:font-size-complex="13pt" style:font-weight-complex="normal"/>
    </style:style>
    <style:style style:name="T80" style:family="text">
      <style:text-properties fo:font-size="13pt" fo:language="ro" fo:country="RO" style:text-underline-style="none" fo:font-weight="normal" officeooo:rsid="00682738" style:font-size-asian="13pt" style:font-weight-asian="normal" style:font-size-complex="13pt" style:font-weight-complex="normal"/>
    </style:style>
    <style:style style:name="T81" style:family="text">
      <style:text-properties fo:font-size="13pt" fo:language="ro" fo:country="RO" style:text-underline-style="none" fo:font-weight="normal" officeooo:rsid="006978c3" style:font-size-asian="13pt" style:font-weight-asian="normal" style:font-size-complex="13pt" style:font-weight-complex="normal"/>
    </style:style>
    <style:style style:name="T82" style:family="text">
      <style:text-properties fo:font-size="13pt" fo:language="ro" fo:country="RO" style:text-underline-style="none" fo:font-weight="normal" officeooo:rsid="0062ddd8" style:font-size-asian="13pt" style:font-weight-asian="normal" style:font-size-complex="13pt" style:font-weight-complex="normal"/>
    </style:style>
    <style:style style:name="T83" style:family="text">
      <style:text-properties fo:font-size="13pt" fo:language="ro" fo:country="RO" style:text-underline-style="none" fo:font-weight="normal" officeooo:rsid="006aa9e9" style:font-size-asian="13pt" style:font-weight-asian="normal" style:font-size-complex="13pt" style:font-weight-complex="normal"/>
    </style:style>
    <style:style style:name="T84" style:family="text">
      <style:text-properties fo:font-size="13pt" fo:language="ro" fo:country="RO" style:text-underline-style="none" fo:font-weight="normal" officeooo:rsid="006c9aa9" style:font-size-asian="13pt" style:font-weight-asian="normal" style:font-size-complex="13pt" style:font-weight-complex="normal"/>
    </style:style>
    <style:style style:name="T85" style:family="text">
      <style:text-properties fo:font-size="13pt" fo:language="ro" fo:country="RO" style:text-underline-style="none" fo:font-weight="normal" officeooo:rsid="006fc814" style:font-size-asian="13pt" style:font-weight-asian="normal" style:font-size-complex="13pt" style:font-weight-complex="normal"/>
    </style:style>
    <style:style style:name="T86" style:family="text">
      <style:text-properties fo:font-size="13pt" fo:language="ro" fo:country="RO" style:text-underline-style="none" fo:font-weight="normal" officeooo:rsid="007017c4" style:font-size-asian="13pt" style:font-weight-asian="normal" style:font-size-complex="13pt" style:font-weight-complex="normal"/>
    </style:style>
    <style:style style:name="T87" style:family="text">
      <style:text-properties fo:font-size="13pt" fo:language="ro" fo:country="RO" style:text-underline-style="none" fo:font-weight="normal" officeooo:rsid="007191f9" style:font-size-asian="13pt" style:font-weight-asian="normal" style:font-size-complex="13pt" style:font-weight-complex="normal"/>
    </style:style>
    <style:style style:name="T88" style:family="text">
      <style:text-properties fo:font-size="13pt" fo:language="ro" fo:country="RO" style:text-underline-style="none" fo:font-weight="normal" officeooo:rsid="0073699c" style:font-size-asian="13pt" style:font-weight-asian="normal" style:font-size-complex="13pt" style:font-weight-complex="normal"/>
    </style:style>
    <style:style style:name="T89" style:family="text">
      <style:text-properties fo:font-size="13pt" fo:language="ro" fo:country="RO" style:text-underline-style="none" fo:font-weight="normal" officeooo:rsid="007528a2" style:font-size-asian="13pt" style:font-weight-asian="normal" style:font-size-complex="13pt" style:font-weight-complex="normal"/>
    </style:style>
    <style:style style:name="T90" style:family="text">
      <style:text-properties fo:font-size="13pt" fo:language="en" fo:country="US" style:text-underline-style="none" fo:font-weight="normal" officeooo:rsid="007017c4" style:font-size-asian="13pt" style:font-weight-asian="normal" style:font-size-complex="13pt" style:font-weight-complex="normal"/>
    </style:style>
    <style:style style:name="T91" style:family="text">
      <style:text-properties officeooo:rsid="004a4c67"/>
    </style:style>
    <style:style style:name="T92" style:family="text">
      <style:text-properties officeooo:rsid="0082e16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5"/>
      <text:p text:style-name="P3"/>
      <text:p text:style-name="P6"/>
      <text:p text:style-name="P6"/>
      <text:p text:style-name="P6"/>
      <text:p text:style-name="P6"/>
      <text:p text:style-name="P6"/>
      <text:p text:style-name="P6"/>
      <text:p text:style-name="P14">Predator-Prey Agent Based</text:p>
      <text:p text:style-name="P6"/>
      <text:p text:style-name="P6"/>
      <text:p text:style-name="P6"/>
      <text:p text:style-name="P7"/>
      <text:p text:style-name="P7"/>
      <text:p text:style-name="P7"/>
      <text:p text:style-name="P7"/>
      <text:p text:style-name="P6"/>
      <text:p text:style-name="P6"/>
      <text:p text:style-name="P6"/>
      <text:p text:style-name="P8">Proiect realizat de:</text:p>
      <text:p text:style-name="P6"/>
      <text:p text:style-name="P4">Feier Denis</text:p>
      <text:p text:style-name="P4">Pescaru Alexandru</text:p>
      <text:p text:style-name="P6"/>
      <text:p text:style-name="P6"/>
      <text:p text:style-name="P31"><text:soft-page-break/><text:span text:style-name="T44">1. Descrierea si</text:span><text:span text:style-name="T45">s</text:span><text:span text:style-name="T44">temului modelat</text:span></text:p>
      <text:p text:style-name="P38">1.1 Prezentarea sistemului real care se modelează. <text:span text:style-name="T91">Obiective</text:span></text:p>
      <text:p text:style-name="P22"><text:span text:style-name="T4">Sistemul din lumea reala modelat este </text:span><text:span text:style-name="T10">relația</text:span><text:span text:style-name="T4"> prăd</text:span><text:span text:style-name="T5">ă</text:span><text:span text:style-name="T4">tor - pradă. <text:s/></text:span><text:span text:style-name="T11">În lumea reală sunt prezente 3 tipuri de indivizi. Prădătorii sunt animale (indivizi) </text:span><text:span text:style-name="T12">care vânează alte animale pentru a supraviețui. În acest sens ar exista 2 tipuri de prădători: Prădători care pot deveni și pradă la rândul lor pentru niște prădători mai mari </text:span><text:span text:style-name="T13">și prădători care </text:span><text:span text:style-name="T14">î</text:span><text:span text:style-name="T13">n general nu devin pradă pentru alți prădători. A treia categorie este reprezentată de </text:span><text:span text:style-name="T15">pradă – animale care nu sunt prădători niciodată și se hrănesc din alte surse, cum ar fi plantele. </text:span></text:p>
      <text:p text:style-name="P22"><text:span text:style-name="T16">În sistemul real există un echilibru între numărul de prădători și cel al prăzii, astfel încât o creștere a numărului de prădători poste duce la o scădere prea bruscă a prăzii, urmând o perioadă de foamete pentru prădători în urma căreia se reduce numărul de prădători – fie pentru că mor de foame, fie pentru că nu se mai înmulțesc așa de mult. </text:span><text:span text:style-name="T17">Pe de altă parte, o creștere a numărului de pr</text:span><text:span text:style-name="T18">ă</text:span><text:span text:style-name="T17">dători va conduce eventual la o creștere a natalității din partea prăzii, care încearcă să supraviețuiască. </text:span><text:span text:style-name="T19">O creș</text:span><text:span text:style-name="T20">t</text:span><text:span text:style-name="T19">ere a cantității de pradă pe de altă parte va determina o creștere a natalității din partea prădătorilor, </text:span><text:span text:style-name="T21">aceștia având o sursă mai bogată de hrană</text:span><text:span text:style-name="T19">. </text:span></text:p>
      <text:p text:style-name="P23"><text:span text:style-name="T19">Î</text:span><text:span text:style-name="T22">n lumea reală raportul dintre prădători și pradă trebuie să fie balansat. În cazul creșterii necontrolate a unei dintre părți, pot apărea efecte nefavorabile. Creșterea numărului de prădători poate duce chiar și la exterminarea totală a prăzii, lucru care va duce în final la moarte prădătorilor. </text:span><text:span text:style-name="T23">Creșterea necontrolată a prăzii poate avea alte efecte – asupra florei (aspecte ce nu vor fi urmărite în modelul final).</text:span></text:p>
      <text:p text:style-name="P24"><text:span text:style-name="T23">Î</text:span><text:span text:style-name="T24">nțelegerea relației dintre pradă și prădător este importantă pentru om, deoarece acesta poate afecta în mod negativ (dar și pozitiv) balanța din natură. Pentru a nu afecta prea grav în acest sens este important să înțelegem </text:span><text:span text:style-name="T25">cum funcționează și cât de ușor poate fi afectat prin activitatea noastră. </text:span><text:span text:style-name="T26">Astfel, obiectivele acestei modelări a relației pradă-prădător din natură este acela de a pute urmări și învăța cum variația numărului de indivizi din cele 2 categorii poate afecta cealaltă categorie. </text:span><text:span text:style-name="T27">În acest sens putem urmării cum afectează creșterea sau scăderea natalității sau a numărului de pui născuți de un individ ecosistemul</text:span></text:p>
      <text:p text:style-name="P37"><text:span text:style-name="T54">1.</text:span><text:span text:style-name="T47">2</text:span><text:span text:style-name="T55"> </text:span><text:span text:style-name="T56">Prezentarea modelului. Atribute</text:span></text:p>
      <text:p text:style-name="P21"><text:span text:style-name="T4">Modelul rezultat reprezintă o variant</text:span><text:span text:style-name="T7">ă</text:span><text:span text:style-name="T4"> simplificată </text:span><text:span text:style-name="T8">a sistemului real</text:span><text:span text:style-name="T9">. </text:span><text:span text:style-name="T29">Acesta conține doar un prădător – râsul – și un animal pradă – iepurele de câmp. Modelul cuprinde o aproximare cât mai apropiată a realității, în sensul în care acesta ține cont de date luate din natură (număr de pui născuți, de câte ori se naște pe an, perioade de vânat etc.). Acesta nu este o imagine în totalitate a ecosistemului totuși, </text:span><text:span text:style-name="T30">deoarece modelul exact ar fi mult prea complicat și, de cele mai multe ori, nerealizabil. Pentru simplificarea sistemului, nu considerăm sexul animalelor. Iepurele se presupune că are acces la o cantitate nelimitată de hrană. </text:span><text:span text:style-name="T31">Nu se ține cont de existența unor posibile boli în sistemul simulat, care ar putea exista în realitate.</text:span></text:p>
      <text:p text:style-name="P26"><text:span text:style-name="T31"/></text:p>
      <text:p text:style-name="P26"><text:span text:style-name="T31"/></text:p>
      <text:p text:style-name="P26"><text:span text:style-name="T31"/></text:p>
      <text:p text:style-name="P26"><text:soft-page-break/><text:span text:style-name="T31">A</text:span><text:span text:style-name="T3">tributele modelului sunt:</text:span></text:p>
      <text:p text:style-name="P16"><text:span text:style-name="T48">1. </text:span><text:span text:style-name="T58">P</text:span><text:span text:style-name="T59">opulație inițială</text:span><text:span text:style-name="T64">. </text:span><text:span text:style-name="T65">Deoarece simularea noastră trebuie să aibă un punct de plecare. </text:span><text:span text:style-name="T64">Acest</text:span><text:span text:style-name="T66">e</text:span><text:span text:style-name="T64"> atribut</text:span><text:span text:style-name="T66">e</text:span><text:span text:style-name="T64"> </text:span><text:span text:style-name="T66">sunt</text:span><text:span text:style-name="T64"> </text:span><text:span text:style-name="T66">2</text:span><text:span text:style-name="T64"> num</text:span><text:span text:style-name="T66">e</text:span><text:span text:style-name="T64">r</text:span><text:span text:style-name="T66">e</text:span><text:span text:style-name="T64"> întreg</text:span><text:span text:style-name="T67">i</text:span><text:span text:style-name="T64"> care în modelul nostru pentru iepuri este între 1 și 1000, iar pentru râși este o valoare intre 1 și 100. Acest număr poate fi variat o singură dată la începutul simulării – valorile </text:span><text:span text:style-name="T68">implicite</text:span><text:span text:style-name="T64"> au fost alese: 5 râși și 500 de iepuri.</text:span></text:p>
      <text:p text:style-name="P25"><text:span text:style-name="T33">2. </text:span><text:span text:style-name="T32">Dimensiunile spațiului de simulare</text:span><text:span text:style-name="T34">. Spațiul real </text:span><text:span text:style-name="T35">este mult prea mare pentru memoria și performanța calculatoarelor din ziua de azi, astfel vom limita simularea la un spațiu restrâns. Pentru favorizarea calculelor și a apropierii de realitate vom împărți spațiul în c</text:span><text:span text:style-name="T38">ă</text:span><text:span text:style-name="T35">suțe, fiecare căsu</text:span><text:span text:style-name="T37">ț</text:span><text:span text:style-name="T35">ă va avea un număr limitat de indivizi și o 2 dimensiuni (pe axele x și y) de tip întreg. Acest lucr</text:span><text:span text:style-name="T36">u</text:span><text:span text:style-name="T35"> va favoriza și afișarea grafică a modelului.</text:span></text:p>
      <text:p text:style-name="P17"><text:span text:style-name="T69">3. </text:span><text:span text:style-name="T60">Densitatea maximă</text:span><text:span text:style-name="T70">. Număr întreg care reprezintă numărul maxim de indivizi dintr-o celulă. Pentru iepuri este 4, iar pentru râși nu este nevoie, deoarece </text:span><text:span text:style-name="T77">aceștia migrează dacă nu mai au m</text:span><text:span text:style-name="T80">â</text:span><text:span text:style-name="T77">nare </text:span><text:span text:style-name="T78">și nu se </text:span><text:span text:style-name="T79">î</text:span><text:span text:style-name="T78">nmulțesc așa de repede ca iepurii.</text:span></text:p>
      <text:p text:style-name="P18"><text:span text:style-name="T70">4. </text:span><text:span text:style-name="T61">Speranța de viață.</text:span><text:span text:style-name="T75"> Număr fracționar care reprezintă durata maximă de viață – </text:span><text:span text:style-name="T72">în sistem,</text:span><text:span text:style-name="T74"> exprimată</text:span><text:span text:style-name="T72"> în ani</text:span><text:span text:style-name="T75">. </text:span><text:span text:style-name="T71">Valorile implicite sunt 3</text:span><text:span text:style-name="T73"> ani</text:span><text:span text:style-name="T71"> pentru iepuri și 8 </text:span><text:span text:style-name="T73">ani</text:span><text:span text:style-name="T71"> pentru râși.</text:span></text:p>
      <text:p text:style-name="P19"><text:span text:style-name="T70">5. </text:span><text:span text:style-name="T62">Rata natalității.</text:span><text:span text:style-name="T82"> Reprezintă de câte ori se pot naște pui în fiecare an </text:span><text:span text:style-name="T76">(de câte ori poate naște o femelă pe an). </text:span><text:span text:style-name="T81">Num</text:span><text:span text:style-name="T83">ă</text:span><text:span text:style-name="T81">r fracționar, </text:span><text:span text:style-name="T83">râs în intervalul </text:span><text:span text:style-name="T90">[</text:span><text:span text:style-name="T83">0.5, 3</text:span><text:span text:style-name="T90">]</text:span><text:span text:style-name="T83"> cu valoarea implicită 1; pentru iepuri, </text:span><text:span text:style-name="T90">[</text:span><text:span text:style-name="T84">1,6</text:span><text:span text:style-name="T90">]</text:span><text:span text:style-name="T84"> și valoare implicită 3.</text:span></text:p>
      <text:p text:style-name="P27"><text:span text:style-name="T84">6. </text:span><text:span text:style-name="T57">Numărul puilor </text:span><text:span text:style-name="T63">la o naștere</text:span><text:span text:style-name="T85">. </text:span><text:span text:style-name="T86">Reprezintă numărul puilor n</text:span><text:span text:style-name="T89">ă</text:span><text:span text:style-name="T86">scuți la fiecare naștere. Este un num</text:span><text:span text:style-name="T88">ă</text:span><text:span text:style-name="T86">r întreg. La iepuri este un număr între 2 și 9, cu valoare implicită 4. La râși este în intervalul </text:span><text:span text:style-name="T90">[1,5] </text:span><text:span text:style-name="T87">cu valoare implicită 2.</text:span></text:p>
      <text:p text:style-name="P28"><text:span text:style-name="T46">7. </text:span><text:span text:style-name="T57">Timpul dintre două vânători</text:span><text:span text:style-name="T46">. </text:span><text:span text:style-name="T49">Reprezintă cât timp trece de la ultima masă pân</text:span><text:span text:style-name="T52">ă</text:span><text:span text:style-name="T49"> când râsul </text:span><text:span text:style-name="T53">î</text:span><text:span text:style-name="T49">și caută din nou de mâncare. </text:span><text:span text:style-name="T50">Este un număr rațional cu valoarea 0.01, exprimată în ani</text:span></text:p>
      <text:p text:style-name="P29"><text:span text:style-name="T50">8. </text:span><text:span text:style-name="T57">Timpul maxim petrecut fără mâncare</text:span><text:span text:style-name="T46">. Este timpul maxim de la ultima masă până când râsul moare din lipsă de hrană. </text:span><text:span text:style-name="T51">Este un număr rațional cu valoare implicită 0.03 (ani).</text:span></text:p>
      <text:p text:style-name="P9"/>
      <text:p text:style-name="P9"/>
      <text:p text:style-name="P9"/>
      <text:p text:style-name="P9"/>
      <text:p text:style-name="P9"/>
      <text:p text:style-name="P9"/>
      <text:p text:style-name="P9"/>
      <text:p text:style-name="P9"/>
      <text:p text:style-name="P9"/>
      <text:p text:style-name="P9"/>
      <text:p text:style-name="P32"><text:soft-page-break/><text:span text:style-name="T39">2</text:span><text:span text:style-name="T40">. Descrierea </text:span><text:span text:style-name="T39">tehnicii de modelare</text:span></text:p>
      <text:p text:style-name="P10">Tehnica de modelare este <text:span text:style-name="T41">A</text:span>gent-Based <text:span text:style-name="T42">(c 10)</text:span>.</text:p>
      <text:p text:style-name="P11"/>
      <text:p text:style-name="P33"><text:span text:style-name="T2">3. </text:span><text:span text:style-name="T1">Descrierea pașilor de construire a modelului</text:span></text:p>
      <text:p text:style-name="P12"/>
      <text:p text:style-name="P12"/>
      <text:p text:style-name="P30">4. Prezentarea valorilor indicilor de performanță</text:p>
      <text:p text:style-name="P13"/>
      <text:p text:style-name="P36">4.1 <text:span text:style-name="T43">Experiment 1 – modificarea structurii modelului</text:span></text:p>
      <text:p text:style-name="P20">Unul din experimentele implementate in proiectul “Predator Prey Agent Based” este implementarea unui noi populatii de agenti cu rol de pradator, omul (Human). Acesta functioneaza asemanator cu Lynx doar ca are un life expectancy mult mai mare dar nu se inmultateste, numarul de Humans fiind stabilit de la inceputul simularii si ramane constant. Exact ca si populatia de agenti Lynx, agentii Human o sa vaneze agentii din populatia Hare dar fata de Lynx, acestia o sa vaneze intr-un mod mult mai agresiv si mai rapid, agentii Lynx ramanand astfel fara hrana necesara pentru a supravietuii si a se inmultii.</text:p>
      <text:p text:style-name="P20">Pentru a implementa populatia de agenti “Human” s-a introdus o noua configurare in simulare, slider care ne permite sa setam numarul de agenti Humans. Acesta permite setarea de la 0 pana la 100 de agenti. Odata cu lansarea simularii o sa avem un counter care o sa ne arate cati agenti Humans au fost instantiati. </text:p>
      <text:p text:style-name="P20"><text:s/>Pentru a definii comportamentul acetei populatii de agenti s-a folosit un flowchart care reprezinta starea unui agent de tip Human. Aceta flowchart ii asemanator cu cel al populatiei de agenti Lynx dar mult mai simpluficat pentru ca populatia de agenti Human nu prezinta capacitatea de a se inmultii si nici nu prezinta riscul de a murii de foame daca nu a reusit sa prinda prada intr-un anumit timp. Comportamenul populatiei de agenti Human este definit de o stare principala la care este conectat EntryPoint-ul principal si o tranzitie de tip timeout, care are ca si valoare parametrul HumanDeathThreshold, care trece in starea finala reprezentand sfarsitul vietii al unui agent Human. Starea principala are tot odata o stare interna care reprezinta desfasurarea vietii al unui agent de tipul Human. Aceasta stare conectata printr-o tranzitie de tipul timeout la un block branch. Aceasta tranzitie are ca si valoare parametrul HumanHuntingPeriod. Odata cu tranzitionarea in block-ul branch, un agent Human poate fie sa reuseasca sa printa un agent Hare fie sa esueze, sansa de a captura fiind calculata in functie de cat de multi agenti Hare se afla in jurul agentului Human. Odata cu capturarea unui Hare, agentul Human o sa sara la o noua pozite in harta si o sa repete ciclul de a captura agenti Hare.</text:p>
      <text:p text:style-name="P20">Agentul Human a fost introdus pentru a testa ce s-ar intampla daca in acest ecosistem s-ar introduca un nou tip de pradator mult mai agresiv decat un Lynx, care are o durata de viata foarte lunga si care nu moare de foame si nici nu se inmulteste. Rezultatele au aratat ca in <text:soft-page-break/>cazul introducerii unui numar mare de pradatori Human, pradatorii Lynx o sa ramana fara hrana pentru ca nu pot concura cu acestia sau populatia lor o sa scada dramatic. Prin introducere unui numar foarte mare de pradatori Human s-a remarcat o scadere brusca al populatiei de Lynx dar si a populatiei de Hare.</text:p>
      <text:p text:style-name="P13"/>
      <text:p text:style-name="P30">4.2</text:p>
      <text:p text:style-name="P15"/>
      <text:p text:style-name="P15"/>
      <text:p text:style-name="P30">5. Concluzi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3.1$Windows_X86_64 LibreOffice_project/d7547858d014d4cf69878db179d326fc3483e082</meta:generator>
    <dc:date>2021-01-26T17:38:33.786000000</dc:date>
    <meta:editing-duration>PT3H51M11S</meta:editing-duration>
    <meta:editing-cycles>131</meta:editing-cycles>
    <meta:document-statistic meta:table-count="0" meta:image-count="0" meta:object-count="0" meta:page-count="5" meta:paragraph-count="33" meta:word-count="1368" meta:character-count="8273" meta:non-whitespace-character-count="6924"/>
  </office:meta>
</office:document-meta>
</file>